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F200000060468DBECCEB487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1.111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draw:frame draw:style-name="Mfr3" draw:name="image: asimage(o.qr)" text:anchor-type="paragraph" svg:x="0.071cm" svg:y="0.233cm" svg:width="0.97cm" svg:height="0.97cm" draw:z-index="3"><draw:text-box><text:p text:style-name="MP66"/></draw:text-box></draw:frame><draw:frame draw:style-name="Mfr4" draw:name="Imagen1" text:anchor-type="paragraph" svg:x="4.494cm" svg:y="0.22cm" svg:width="3.177cm" svg:height="1.259cm" draw:z-index="1"><draw:image xlink:href="Pictures/10000200000000F200000060468DBECCEB48791A.png" xlink:type="simple" xlink:show="embed" xlink:actuate="onLoad" loext:mime-type="image/png"/></draw:frame><text:span text:style-name="MT66">CAE: </text:span><text:span text:style-name="MT66"><text:placeholder text:placeholder-type="text">&lt;o.afip_cae&gt;</text:placeholder></text:span></text:p>
              <text:p text:style-name="MP65"><text:span text:style-name="MT66">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  <text:p text:style-name="MP67"><text:s text:c="69"/>Esta Administración Federal no se responsabiliza por los datos ingresados en el detalle de la operación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8-23T10:38:29.550499870</dc:date>
    <meta:editing-duration>P2DT9H20M4S</meta:editing-duration>
    <meta:editing-cycles>470</meta:editing-cycles>
    <meta:generator>LibreOffice/6.0.7.3$Linux_X86_64 LibreOffice_project/00m0$Build-3</meta:generator>
    <meta:document-statistic meta:table-count="7" meta:image-count="1" meta:object-count="0" meta:page-count="1" meta:paragraph-count="88" meta:word-count="442" meta:character-count="2628" meta:non-whitespace-character-count="2388"/>
  </office:meta>
</office:document-meta>
</file>